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Tree.DO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insertTextNode( Node what , MutableTreeNode whe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getNode( Object tre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Tree.DOMTree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insertElementNode( Node what , MutableTreeNode wher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odel.insertCDataSectionNode( Node what , MutableTreeNode whe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ree.getNode( Object tre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insertDocumentNode( Node what , MutableTreeNode whe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set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Tree.set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buildTre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.insertNode( String what , MutableTreeNode whe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Tree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